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1" style:family="text">
      <style:text-properties fo:color="#032f62" loext:opacity="100%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ntax:</text:p>
      <text:p text:style-name="P1">scraper.py -t TYPE -q QUERY -c [COUNT] -o [OUTPUT_FILE]</text:p>
      <text:p text:style-name="P4">Type: The platform where the content needs to be searched</text:p>
      <text:p text:style-name="P4">Current options for type:</text:p>
      <text:list xml:id="list2877909534" text:style-name="L1">
        <text:list-item>
          <text:p text:style-name="P5">Medium</text:p>
        </text:list-item>
        <text:list-item>
          <text:p text:style-name="P5">Hackerone</text:p>
        </text:list-item>
      </text:list>
      <text:p text:style-name="P4">Query: The string to search, for e.g., "sql injection", "file upload", "graphql", etc.</text:p>
      <text:p text:style-name="P4">Count: The result count to fetch, for e.g., number of articles/reports (default: 10)</text:p>
      <text:p text:style-name="P4">Output: Save the scan results in the specified file</text:p>
      <text:p text:style-name="P4">Examples:</text:p>
      <text:p text:style-name="P1">python3 scraper.py -t medium -q <text:span text:style-name="T1">"sql injection"</text:span></text:p>
      <text:p text:style-name="P2"/>
      <text:p text:style-name="P3">python3 scraper.py -t hackerone -q <text:span text:style-name="T1">"authentication bypass"</text:span> -c 50</text:p>
      <text:p text:style-name="P2"/>
      <text:p text:style-name="P3">python3 scraper.py -t hackerone -q <text:span text:style-name="T1">"authentication bypass"</text:span> -c 50 -o /tmp/output.tx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01:52:11.167990948</meta:creation-date>
    <dc:date>2020-10-07T01:52:43.336245429</dc:date>
    <meta:editing-duration>PT33S</meta:editing-duration>
    <meta:editing-cycles>1</meta:editing-cycles>
    <meta:document-statistic meta:table-count="0" meta:image-count="0" meta:object-count="0" meta:page-count="1" meta:paragraph-count="13" meta:word-count="91" meta:character-count="587" meta:non-whitespace-character-count="511"/>
    <meta:generator>LibreOffice/7.0.1.2$Linux_X86_64 LibreOffice_project/00$Build-2</meta:generator>
  </office:meta>
</office:document-meta>
</file>